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NewRomanPS-BoldMT" svg:font-family="TimesNewRomanPS-BoldMT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8.879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0.8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order-bottom="none" style:text-align-source="fix" style:repeat-content="false" fo:border-left="0.088cm solid #b80047" fo:border-right="none" fo:border-top="0.088cm solid #b80047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88cm solid #b80047" fo:border-right="none" fo:border-top="none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-bottom="0.088cm solid #b80047" style:text-align-source="fix" style:repeat-content="false" fo:border-left="0.088cm solid #b80047" fo:border-right="none" fo:border-top="none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88cm solid #e6e64c" fo:border-right="none" fo:border-top="0.088cm solid #e6e64c"/>
      <style:paragraph-properties fo:text-align="start" fo:margin-left="0cm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-BoldMT" style:font-size-asian="12pt" style:language-asian="en" style:country-asian="US" style:font-style-asian="normal" style:font-weight-asian="normal" style:font-name-complex="TimesNewRomanPS-Bold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88cm solid #e6e64c" fo:border-right="none" fo:border-top="none"/>
      <style:paragraph-properties fo:text-align="start" fo:margin-left="0cm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-BoldMT" style:font-size-asian="12pt" style:language-asian="en" style:country-asian="US" style:font-style-asian="normal" style:font-weight-asian="normal" style:font-name-complex="TimesNewRomanPS-Bold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88cm solid #e6e64c" style:text-align-source="fix" style:repeat-content="false" fo:border-left="0.088cm solid #e6e64c" fo:border-right="none" fo:border-top="none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88cm solid #b80047"/>
      <style:paragraph-properties fo:text-align="start" fo:margin-left="0cm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name-complex="TimesNewRomanPS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name-complex="TimesNewRomanPS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88cm solid #b80047" style:text-align-source="fix" style:repeat-content="false" fo:border-left="none" fo:border-right="none" fo:border-top="none"/>
      <style:paragraph-properties fo:text-align="start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88cm solid #e6e64c"/>
      <style:paragraph-properties fo:text-align="start" fo:margin-left="0cm"/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name-complex="TimesNewRomanPS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Arial1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Sans Serif" style:font-size-asian="12pt" style:language-asian="zxx" style:country-asian="none" style:font-style-asian="normal" style:font-weight-asian="normal" style:font-name-complex="Microsoft Sans Serif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name-complex="TimesNewRomanPS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88cm solid #e6e64c" style:text-align-source="fix" style:repeat-content="false" fo:border-left="none" fo:border-right="none" fo:border-top="none"/>
      <style:paragraph-properties fo:text-align="start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name-complex="TimesNewRomanPS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88cm solid #b80047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order-bottom="0.088cm solid #b80047" style:text-align-source="fix" style:repeat-content="false" fo:border-left="none" fo:border-right="none" fo:border-top="none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88cm solid #e6e64c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0.088cm solid #e6e64c" style:text-align-source="fix" style:repeat-content="false" fo:border-left="none" fo:border-right="none" fo:border-top="none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order-bottom="none" style:text-align-source="fix" style:repeat-content="false" fo:border-left="none" fo:border-right="0.088cm solid #b80047" fo:border-top="0.088cm solid #b80047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none" fo:border-right="0.088cm solid #b80047" fo:border-top="none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088cm solid #b80047" style:text-align-source="fix" style:repeat-content="false" fo:border-left="none" fo:border-right="0.088cm solid #b80047" fo:border-top="none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none" fo:border-right="0.088cm solid #e6e64c" fo:border-top="0.088cm solid #e6e64c"/>
      <style:paragraph-properties fo:text-align="start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015" table:default-cell-style-name="ce1"/>
        <table:table-row table:style-name="ro2">
          <table:table-cell office:value-type="string">
            <text:p>Nombre de la Tarea</text:p>
          </table:table-cell>
          <table:table-cell office:value-type="string">
            <text:p>Descripción</text:p>
          </table:table-cell>
          <table:table-cell office:value-type="string">
            <text:p>Horas estimadas</text:p>
          </table:table-cell>
          <table:table-cell office:value-type="string">
            <text:p>Horas Reales</text:p>
          </table:table-cell>
          <table:table-cell office:value-type="string">
            <text:p>Retraso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area 1</text:p>
          </table:table-cell>
          <table:table-cell table:style-name="ce8" office:value-type="string">
            <text:p>Declaración de alcanc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6" table:formula="of:=[.D2]-[.C2]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2</text:p>
          </table:table-cell>
          <table:table-cell table:style-name="ce9" office:value-type="string">
            <text:p>Recursos disponibles</text:p>
          </table:table-cell>
          <table:table-cell table:number-columns-repeated="2" office:value-type="float" office:value="1">
            <text:p>1</text:p>
          </table:table-cell>
          <table:table-cell table:style-name="ce27" table:formula="of:=[.D3]-[.C3]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3</text:p>
          </table:table-cell>
          <table:table-cell table:style-name="ce9" office:value-type="string">
            <text:p>Estimación de costos</text:p>
          </table:table-cell>
          <table:table-cell table:number-columns-repeated="2" office:value-type="float" office:value="1">
            <text:p>1</text:p>
          </table:table-cell>
          <table:table-cell table:style-name="ce27" table:formula="of:=[.D4]-[.C4]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4</text:p>
          </table:table-cell>
          <table:table-cell table:style-name="ce9" office:value-type="string">
            <text:p>Planificación organizativa</text:p>
          </table:table-cell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table:style-name="ce27" table:formula="of:=[.D5]-[.C5]" office:value-type="float" office:value="-0.7">
            <text:p>-0,7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5</text:p>
          </table:table-cell>
          <table:table-cell table:style-name="ce9" office:value-type="string">
            <text:p>Planificación temporal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7" table:formula="of:=[.D6]-[.C6]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6</text:p>
          </table:table-cell>
          <table:table-cell table:style-name="ce9" office:value-type="string">
            <text:p>Análisis de riesgos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table:style-name="ce27" table:formula="of:=[.D7]-[.C7]" office:value-type="float" office:value="-0.9">
            <text:p>-0,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7</text:p>
          </table:table-cell>
          <table:table-cell table:style-name="ce9" office:value-type="string">
            <text:p>Documento de Planificació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27" table:formula="of:=[.D8]-[.C8]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8</text:p>
          </table:table-cell>
          <table:table-cell table:style-name="ce9" office:value-type="string">
            <text:p>Repartición de tare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7" table:formula="of:=[.D9]-[.C9]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9</text:p>
          </table:table-cell>
          <table:table-cell table:style-name="ce9" office:value-type="string">
            <text:p>Revisión de planificación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style-name="ce27" table:formula="of:=[.D10]-[.C10]"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0" office:value-type="string">
            <text:p>Total Planificación</text:p>
          </table:table-cell>
          <table:table-cell table:style-name="ce22" table:formula="of:=SUM([.C2:.C10])" office:value-type="float" office:value="23">
            <text:p>23</text:p>
          </table:table-cell>
          <table:table-cell table:style-name="ce22" table:formula="of:=SUM([.D2:.D10])" office:value-type="float" office:value="41.4">
            <text:p>41,4</text:p>
          </table:table-cell>
          <table:table-cell table:style-name="ce28" table:formula="of:=[.D11]-[.C11]" office:value-type="float" office:value="18.4">
            <text:p>18,4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Tarea 10</text:p>
          </table:table-cell>
          <table:table-cell table:style-name="ce11" office:value-type="string">
            <text:p>Realizar el modelado de requisitos funcionales, mediante el diagrama de casos de uso del sistema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9" table:formula="of:=[.D12]-[.C12]" office:value-type="float" office:value="0">
            <text:p>0</text:p>
          </table:table-cell>
          <table:table-cell office:value-type="string">
            <text:p>Aprendizaje de Enterprise Architect (2 horas)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Tarea 11</text:p>
          </table:table-cell>
          <table:table-cell table:style-name="ce12" office:value-type="string">
            <text:p>Realizar la especificación detallada de los casos de uso, intentando identificar en cada uno de ellos requisitos no funcionales del problema</text:p>
          </table:table-cell>
          <table:table-cell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9" table:formula="of:=[.D13]-[.C13]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Tarea 12</text:p>
          </table:table-cell>
          <table:table-cell table:style-name="ce12" office:value-type="string">
            <text:p>Realizar descomposición del sistema en subsistemas funcionales, mediante el diagrama de paquetes funcionales</text:p>
          </table:table-cell>
          <table:table-cell table:number-columns-repeated="2" office:value-type="float" office:value="1">
            <text:p>1</text:p>
          </table:table-cell>
          <table:table-cell table:style-name="ce29" table:formula="of:=[.D14]-[.C14]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Tarea 13</text:p>
          </table:table-cell>
          <table:table-cell table:style-name="ce13" office:value-type="string">
            <text:p>Llevar a cabo la identificación de requisitos no funcionales del problem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9" table:formula="of:=[.D15]-[.C15]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Tarea 14</text:p>
          </table:table-cell>
          <table:table-cell table:style-name="ce14" office:value-type="string">
            <text:p>Realizar los diagramas de secuencia del sistema. Se realiza un diagrama por cada caso de uso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29" table:formula="of:=[.D16]-[.C16]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Tarea 15</text:p>
          </table:table-cell>
          <table:table-cell table:style-name="ce13" office:value-type="string">
            <text:p>Realizar una lista con las operaciones del sistem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9" table:formula="of:=[.D17]-[.C17]" office:value-type="float" office:value="1">
            <text:p>1</text:p>
          </table:table-cell>
          <table:table-cell table:number-columns-repeated="2"/>
          <table:table-cell office:value-type="string">
            <text:p>Planificación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Tarea 16</text:p>
          </table:table-cell>
          <table:table-cell table:style-name="ce13" office:value-type="string">
            <text:p>Revisión del modelado de requisito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9" table:formula="of:=[.D18]-[.C18]" office:value-type="float" office:value="2">
            <text:p>2</text:p>
          </table:table-cell>
          <table:table-cell table:number-columns-repeated="2"/>
          <table:table-cell office:value-type="string">
            <text:p>Modelado de Requisitos</text:p>
          </table:table-cell>
          <table:table-cell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Tarea 17</text:p>
          </table:table-cell>
          <table:table-cell table:style-name="ce13" office:value-type="string">
            <text:p>Realizar el documento de modelado de requisito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29" table:formula="of:=[.D19]-[.C19]" office:value-type="float" office:value="5">
            <text:p>5</text:p>
          </table:table-cell>
          <table:table-cell table:number-columns-repeated="2"/>
          <table:table-cell office:value-type="string">
            <text:p>Análisis 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15" office:value-type="string">
            <text:p>Total Modelado de Requisitos</text:p>
          </table:table-cell>
          <table:table-cell table:style-name="ce24" table:formula="of:=SUM([.C12:.C19])" office:value-type="float" office:value="16">
            <text:p>16</text:p>
          </table:table-cell>
          <table:table-cell table:style-name="ce24" table:formula="of:=SUM([.D12:.D19])" office:value-type="float" office:value="29">
            <text:p>29</text:p>
          </table:table-cell>
          <table:table-cell table:style-name="ce29" table:formula="of:=[.D20]-[.C20]" office:value-type="float" office:value="13">
            <text:p>13</text:p>
          </table:table-cell>
          <table:table-cell table:number-columns-repeated="2"/>
          <table:table-cell office:value-type="string">
            <text:p>Diseño</text:p>
          </table:table-cell>
          <table:table-cell office:value-type="float" office:value="22">
            <text:p>22</text:p>
          </table:table-cell>
          <table:table-cell table:number-columns-repeated="1015"/>
        </table:table-row>
        <table:table-row table:style-name="ro2">
          <table:table-cell office:value-type="string">
            <text:p>Tarea 18</text:p>
          </table:table-cell>
          <table:table-cell table:style-name="ce16" office:value-type="string">
            <text:p>Identificar clases, relaciones y atributos</text:p>
          </table:table-cell>
          <table:table-cell table:style-name="ce19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D21]-[.C21]" office:value-type="float" office:value="0">
            <text:p>0</text:p>
          </table:table-cell>
          <table:table-cell table:number-columns-repeated="2"/>
          <table:table-cell office:value-type="string">
            <text:p>Implementación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table-cell office:value-type="string">
            <text:p>Tarea 19</text:p>
          </table:table-cell>
          <table:table-cell table:style-name="ce16" office:value-type="string">
            <text:p>Diagrama de clases del análisis</text:p>
          </table:table-cell>
          <table:table-cell table:style-name="ce19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22]-[.C22]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Tarea 20</text:p>
          </table:table-cell>
          <table:table-cell table:style-name="ce16" office:value-type="string">
            <text:p>Contratos</text:p>
          </table:table-cell>
          <table:table-cell table:style-name="ce19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D23]-[.C23]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Tarea 21</text:p>
          </table:table-cell>
          <table:table-cell table:style-name="ce16" office:value-type="string">
            <text:p>Diagramas de colaboración</text:p>
          </table:table-cell>
          <table:table-cell table:style-name="ce19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D24]-[.C24]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Tarea 22</text:p>
          </table:table-cell>
          <table:table-cell table:style-name="ce16" office:value-type="string">
            <text:p>Revisión del análisis</text:p>
          </table:table-cell>
          <table:table-cell table:style-name="ce19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D25]-[.C25]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Tarea 23</text:p>
          </table:table-cell>
          <table:table-cell table:style-name="ce16" office:value-type="string">
            <text:p>Documento de análisis</text:p>
          </table:table-cell>
          <table:table-cell table:style-name="ce19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26]-[.C26]" office:value-type="float" office:value="5">
            <text:p>5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>
            <text:p>Total Análisis</text:p>
          </table:table-cell>
          <table:table-cell table:style-name="ce19" table:formula="of:=SUM([.C21:.C26])" office:value-type="float" office:value="14">
            <text:p>14</text:p>
          </table:table-cell>
          <table:table-cell table:formula="of:=SUM([.D21:.D26])" office:value-type="float" office:value="24">
            <text:p>24</text:p>
          </table:table-cell>
          <table:table-cell table:formula="of:=[.D27]-[.C27]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string">
            <text:p>Tarea 24</text:p>
          </table:table-cell>
          <table:table-cell table:style-name="ce17" office:value-type="string">
            <text:p>Decidir Estilo Arquitectónico</text:p>
          </table:table-cell>
          <table:table-cell table:style-name="ce17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D28]-[.C28]" office:value-type="float" office:value="0">
            <text:p>0</text:p>
          </table:table-cell>
          <table:table-cell>
            <draw:frame table:end-cell-address="Hoja1.R59" table:end-x="0.268cm" table:end-y="0.449cm" draw:z-index="2" draw:style-name="gr1" svg:width="26.513cm" svg:height="16.642cm" svg:x="2.151cm" svg:y="0.422cm">
              <draw:object draw:notify-on-update-of-ranges="Hoja1.B28:Hoja1.B40 Hoja1.D28:Hoja1.D4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office:value-type="string">
            <text:p>Tarea 25</text:p>
          </table:table-cell>
          <table:table-cell table:style-name="ce17" office:value-type="string">
            <text:p>Diagrama de Clases de Diseño</text:p>
          </table:table-cell>
          <table:table-cell table:style-name="ce19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D29]-[.C29]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Tarea 26</text:p>
          </table:table-cell>
          <table:table-cell table:style-name="ce18" office:value-type="string">
            <text:p>Diagrama de Paquetes Estructurales</text:p>
          </table:table-cell>
          <table:table-cell table:style-name="ce17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D30]-[.C30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Tarea 27</text:p>
          </table:table-cell>
          <table:table-cell table:style-name="ce17" office:value-type="string">
            <text:p>Eliminar Ciclos</text:p>
          </table:table-cell>
          <table:table-cell table:style-name="ce19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D31]-[.C31]" office:value-type="float" office:value="0">
            <text:p>0</text:p>
          </table:table-cell>
          <table:table-cell table:number-columns-repeated="3"/>
          <table:table-cell>
            <draw:frame table:end-cell-address="Hoja1.N48" table:end-x="0.587cm" table:end-y="0.445cm" draw:z-index="0" draw:style-name="gr1" svg:width="9.664cm" svg:height="9.542cm" svg:x="0.763cm" svg:y="0.014cm">
              <draw:object draw:notify-on-update-of-ranges="Hoja1.B11:Hoja1.B11 Hoja1.B20:Hoja1.B20 Hoja1.B27:Hoja1.B27 Hoja1.B41:Hoja1.B41 Hoja1.B44:Hoja1.B44 Hoja1.C11:Hoja1.C11 Hoja1.C20:Hoja1.C20 Hoja1.C27:Hoja1.C27 Hoja1.C41:Hoja1.C41 Hoja1.C44:Hoja1.C4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office:value-type="string">
            <text:p>Tarea 28</text:p>
          </table:table-cell>
          <table:table-cell table:style-name="ce17" office:value-type="string">
            <text:p>Identificar Interfaces</text:p>
          </table:table-cell>
          <table:table-cell table:style-name="ce17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D32]-[.C32]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Tarea 29</text:p>
          </table:table-cell>
          <table:table-cell table:style-name="ce17" office:value-type="string">
            <text:p>Diagrama de Componentes</text:p>
          </table:table-cell>
          <table:table-cell table:style-name="ce19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33]-[.C33]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Tarea 30</text:p>
          </table:table-cell>
          <table:table-cell table:style-name="ce17" office:value-type="string">
            <text:p>Diagramas de Colaboración de Diseño</text:p>
          </table:table-cell>
          <table:table-cell table:style-name="ce17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34]-[.C34]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Tarea 31</text:p>
          </table:table-cell>
          <table:table-cell table:style-name="ce17" office:value-type="string">
            <text:p>Diagrama Entidad-Relación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D35]-[.C35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Tarea 32</text:p>
          </table:table-cell>
          <table:table-cell table:style-name="ce17" office:value-type="string">
            <text:p>Diagrama relacional</text:p>
          </table:table-cell>
          <table:table-cell table:style-name="ce17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36]-[.C36]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Tarea 33</text:p>
          </table:table-cell>
          <table:table-cell table:style-name="ce17" office:value-type="string">
            <text:p>Diagrama de Despliegue</text:p>
          </table:table-cell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D37]-[.C37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Tarea 34</text:p>
          </table:table-cell>
          <table:table-cell table:style-name="ce17" office:value-type="string">
            <text:p>Diseño de la Interfaz de Usuario</text:p>
          </table:table-cell>
          <table:table-cell table:style-name="ce17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[.D38]-[.C38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Tarea 35</text:p>
          </table:table-cell>
          <table:table-cell table:style-name="ce17" office:value-type="string">
            <text:p>Revisión del Diseño</text:p>
          </table:table-cell>
          <table:table-cell table:style-name="ce19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D39]-[.C39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Tarea 36</text:p>
          </table:table-cell>
          <table:table-cell table:style-name="ce17" office:value-type="string">
            <text:p>Documento de Diseño</text:p>
          </table:table-cell>
          <table:table-cell table:style-name="ce17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40]-[.C40]" office:value-type="float" office:value="5">
            <text:p>5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>
            <text:p>Total Diseño</text:p>
          </table:table-cell>
          <table:table-cell table:style-name="ce19" table:formula="of:=SUM([.C28:.C40])" office:value-type="float" office:value="22">
            <text:p>22</text:p>
          </table:table-cell>
          <table:table-cell table:formula="of:=SUM([.D28:.D40])" office:value-type="float" office:value="37">
            <text:p>37</text:p>
          </table:table-cell>
          <table:table-cell table:formula="of:=[.D41]-[.C41]" office:value-type="float" office:value="15">
            <text:p>15</text:p>
          </table:table-cell>
          <table:table-cell table:number-columns-repeated="1019"/>
        </table:table-row>
        <table:table-row table:style-name="ro2">
          <table:table-cell office:value-type="string">
            <text:p>Tarea 37</text:p>
          </table:table-cell>
          <table:table-cell table:style-name="ce19" office:value-type="string">
            <text:p>Implantación Base de Datos</text:p>
          </table:table-cell>
          <table:table-cell table:style-name="ce17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42]-[.C42]" office:value-type="float" office:value="-1">
            <text:p>-1</text:p>
          </table:table-cell>
          <table:table-cell table:number-columns-repeated="1019"/>
        </table:table-row>
        <table:table-row table:style-name="ro2">
          <table:table-cell office:value-type="string">
            <text:p>Tarea 38</text:p>
          </table:table-cell>
          <table:table-cell table:style-name="ce17" office:value-type="string">
            <text:p>Implementación</text:p>
          </table:table-cell>
          <table:table-cell table:style-name="ce19" office:value-type="float" office:value="15">
            <text:p>15</text:p>
          </table:table-cell>
          <table:table-cell office:value-type="float" office:value="40">
            <text:p>40</text:p>
          </table:table-cell>
          <table:table-cell table:formula="of:=[.D43]-[.C43]" office:value-type="float" office:value="25">
            <text:p>25</text:p>
          </table:table-cell>
          <table:table-cell table:number-columns-repeated="3"/>
          <table:table-cell>
            <draw:frame table:end-cell-address="Hoja1.N59" table:end-x="0.908cm" table:end-y="0.021cm" draw:z-index="1" draw:style-name="gr1" svg:width="10.078cm" svg:height="8.18cm" svg:x="0.67cm" svg:y="0.416cm">
              <draw:object draw:notify-on-update-of-ranges="Hoja1.B11:Hoja1.B11 Hoja1.B20:Hoja1.B20 Hoja1.B27:Hoja1.B27 Hoja1.B41:Hoja1.B41 Hoja1.B44:Hoja1.B44 Hoja1.D11:Hoja1.D11 Hoja1.D20:Hoja1.D20 Hoja1.D27:Hoja1.D27 Hoja1.D41:Hoja1.D41 Hoja1.D44:Hoja1.D4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/>
          <table:table-cell table:style-name="ce20" office:value-type="string">
            <text:p>Total Implementación</text:p>
          </table:table-cell>
          <table:table-cell table:style-name="ce17" table:formula="of:=SUM([.C42:.C43])" office:value-type="float" office:value="17">
            <text:p>17</text:p>
          </table:table-cell>
          <table:table-cell table:formula="of:=SUM([.D42:.D43])" office:value-type="float" office:value="41">
            <text:p>41</text:p>
          </table:table-cell>
          <table:table-cell table:formula="of:=[.D44]-[.C44]" office:value-type="float" office:value="24">
            <text:p>24</text:p>
          </table:table-cell>
          <table:table-cell table:number-columns-repeated="1019"/>
        </table:table-row>
        <table:table-row table:style-name="ro2">
          <table:table-cell office:value-type="string">
            <text:p>Tarea 39</text:p>
          </table:table-cell>
          <table:table-cell table:style-name="ce17" office:value-type="string">
            <text:p>Realización de pruebas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45]-[.C45]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0" office:value-type="string">
            <text:p>Total Pruebas</text:p>
          </table:table-cell>
          <table:table-cell table:style-name="ce17" table:formula="of:=[.C45]" office:value-type="float" office:value="0">
            <text:p>0</text:p>
          </table:table-cell>
          <table:table-cell table:formula="of:=[.D45]" office:value-type="float" office:value="0">
            <text:p>0</text:p>
          </table:table-cell>
          <table:table-cell table:formula="of:=[.D46]-[.C46]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17"/>
          <table:table-cell table:style-name="ce19"/>
          <table:table-cell table:number-columns-repeated="1021"/>
        </table:table-row>
        <table:table-row table:style-name="ro2">
          <table:table-cell/>
          <table:table-cell table:style-name="ce19"/>
          <table:table-cell table:style-name="ce17"/>
          <table:table-cell table:number-columns-repeated="1021"/>
        </table:table-row>
        <table:table-row table:style-name="ro2">
          <table:table-cell/>
          <table:table-cell table:style-name="ce17"/>
          <table:table-cell table:style-name="ce19"/>
          <table:table-cell table:number-columns-repeated="1021"/>
        </table:table-row>
        <table:table-row table:style-name="ro2">
          <table:table-cell/>
          <table:table-cell table:style-name="ce19"/>
          <table:table-cell table:style-name="ce17"/>
          <table:table-cell table:number-columns-repeated="1021"/>
        </table:table-row>
        <table:table-row table:style-name="ro2">
          <table:table-cell/>
          <table:table-cell table:style-name="ce17"/>
          <table:table-cell table:style-name="ce19"/>
          <table:table-cell table:number-columns-repeated="1021"/>
        </table:table-row>
        <table:table-row table:style-name="ro2">
          <table:table-cell/>
          <table:table-cell table:style-name="ce19"/>
          <table:table-cell table:style-name="ce17"/>
          <table:table-cell table:number-columns-repeated="1021"/>
        </table:table-row>
        <table:table-row table:style-name="ro2">
          <table:table-cell/>
          <table:table-cell table:style-name="ce19" table:number-columns-repeated="2"/>
          <table:table-cell table:number-columns-repeated="1021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NewRomanPS-BoldMT" svg:font-family="TimesNewRomanPS-BoldMT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6">06/04/2010</text:date>, <text:time>18:54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5T18:20:04.94</meta:creation-date>
    <dc:date>2010-04-06T18:54:57.65</dc:date>
    <meta:editing-duration>PT02H17M42S</meta:editing-duration>
    <meta:editing-cycles>5</meta:editing-cycles>
    <meta:generator>OpenOffice.org/3.2$Win32 OpenOffice.org_project/320m12$Build-9483</meta:generator>
    <dc:creator>Adrián Víctor Pérez Lopera</dc:creator>
    <meta:document-statistic meta:table-count="3" meta:cell-count="2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665cm" svg:height="9.558cm" xlink:href=".." chart:class="chart:circle" chart:style-name="ch1">
        <chart:legend chart:legend-position="start" svg:x="0.497cm" svg:y="1.905cm" chart:style-name="ch2"/>
        <chart:plot-area chart:style-name="ch3" table:cell-range-address="Hoja1.B11:Hoja1.C11 Hoja1.B20:Hoja1.C20 Hoja1.B27:Hoja1.C27 Hoja1.B41:Hoja1.C41 Hoja1.B44:Hoja1.C44" chart:data-source-has-labels="column" svg:x="5.788cm" svg:y="0.191cm" svg:width="3.684cm" svg:height="8.985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Hoja1.B11:Hoja1.B11 Hoja1.B20:Hoja1.B20 Hoja1.B27:Hoja1.B27 Hoja1.B41:Hoja1.B41 Hoja1.B44:Hoja1.B4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Hoja1.C11:Hoja1.C11 Hoja1.C20:Hoja1.C20 Hoja1.C27:Hoja1.C27 Hoja1.C41:Hoja1.C41 Hoja1.C44:Hoja1.C4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Hoja1.B11:Hoja1.B11 Hoja1.B20:Hoja1.B20 Hoja1.B27:Hoja1.B27 Hoja1.B41:Hoja1.B41 Hoja1.B44:Hoja1.B44">Total Planificación</text:p>
              </table:table-cell>
              <table:table-cell office:value-type="float" office:value="23">
                <text:p text:id="Hoja1.C11:Hoja1.C11 Hoja1.C20:Hoja1.C20 Hoja1.C27:Hoja1.C27 Hoja1.C41:Hoja1.C41 Hoja1.C44:Hoja1.C44">23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079cm" svg:height="8.196cm" xlink:href=".." chart:class="chart:circle" chart:style-name="ch1">
        <chart:legend chart:legend-position="start" svg:x="0.201cm" svg:y="1.314cm" chart:style-name="ch2"/>
        <chart:plot-area chart:style-name="ch3" table:cell-range-address="Hoja1.B11:Hoja1.B11 Hoja1.B20:Hoja1.B20 Hoja1.B27:Hoja1.B27 Hoja1.B41:Hoja1.B41 Hoja1.B44:Hoja1.B44 Hoja1.D11:Hoja1.D11 Hoja1.D20:Hoja1.D20 Hoja1.D27:Hoja1.D27 Hoja1.D41:Hoja1.D41 Hoja1.D44:Hoja1.D44" chart:data-source-has-labels="column" svg:x="6.122cm" svg:y="0.163cm" svg:width="3.756cm" svg:height="7.707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Hoja1.B11:Hoja1.B11 Hoja1.B20:Hoja1.B20 Hoja1.B27:Hoja1.B27 Hoja1.B41:Hoja1.B41 Hoja1.B44:Hoja1.B4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Hoja1.D11:Hoja1.D11 Hoja1.D20:Hoja1.D20 Hoja1.D27:Hoja1.D27 Hoja1.D41:Hoja1.D41 Hoja1.D44:Hoja1.D4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Hoja1.B11:Hoja1.B11 Hoja1.B20:Hoja1.B20 Hoja1.B27:Hoja1.B27 Hoja1.B41:Hoja1.B41 Hoja1.B44:Hoja1.B44">Total Planificación</text:p>
              </table:table-cell>
              <table:table-cell office:value-type="float" office:value="41.4">
                <text:p text:id="Hoja1.D11:Hoja1.D11 Hoja1.D20:Hoja1.D20 Hoja1.D27:Hoja1.D27 Hoja1.D41:Hoja1.D41 Hoja1.D44:Hoja1.D44">41.4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514cm" svg:height="16.658cm" xlink:href=".." chart:class="chart:circle" chart:style-name="ch1">
        <chart:legend chart:legend-position="start" svg:x="0.53cm" svg:y="2.605cm" chart:style-name="ch2"/>
        <chart:plot-area chart:style-name="ch3" table:cell-range-address="Hoja1.B28:Hoja1.B40 Hoja1.D28:Hoja1.D40" chart:data-source-has-labels="column" svg:x="6.954cm" svg:y="0.333cm" svg:width="19.03cm" svg:height="15.659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Hoja1.B28:Hoja1.B4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Hoja1.D28:Hoja1.D4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 text:id="Hoja1.B28:Hoja1.B40">Decidir Estilo Arquitectónico</text:p>
              </table:table-cell>
              <table:table-cell office:value-type="float" office:value="1">
                <text:p text:id="Hoja1.D28:Hoja1.D40">1</text:p>
              </table:table-cell>
            </table:table-row>
            <table:table-row>
              <table:table-cell office:value-type="string">
                <text:p>Diagrama de Clases de Diseñ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Paquetes Estructura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iminar Cicl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dentificar Interfac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Component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s de Colaboración de Diseño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iagrama Entidad-Relació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agrama relacion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 de Desplieg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eño de la Interfaz de Usuari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visión del Diseñ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cumento de Diseño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